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AR PL SungtiL GB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-256.514" calcext:value-type="float">
            <text:p>-256.514</text:p>
          </table:table-cell>
          <table:table-cell office:value-type="float" office:value="-247.829" calcext:value-type="float">
            <text:p>-247.829</text:p>
          </table:table-cell>
          <table:table-cell office:value-type="float" office:value="-247.884" calcext:value-type="float">
            <text:p>-247.884</text:p>
          </table:table-cell>
          <table:table-cell office:value-type="float" office:value="-247.53" calcext:value-type="float">
            <text:p>-247.53</text:p>
          </table:table-cell>
          <table:table-cell office:value-type="float" office:value="-256.699" calcext:value-type="float">
            <text:p>-256.699</text:p>
          </table:table-cell>
          <table:table-cell office:value-type="float" office:value="-251.556" calcext:value-type="float">
            <text:p>-251.556</text:p>
          </table:table-cell>
          <table:table-cell table:style-name="ce3" office:value-type="float" office:value="-250.623" calcext:value-type="float">
            <text:p>-250.623</text:p>
          </table:table-cell>
          <table:table-cell office:value-type="float" office:value="-245.577" calcext:value-type="float">
            <text:p>-245.577</text:p>
          </table:table-cell>
          <table:table-cell/>
        </table:table-row>
        <table:table-row table:style-name="ro1">
          <table:table-cell office:value-type="float" office:value="-257.486" calcext:value-type="float">
            <text:p>-257.486</text:p>
          </table:table-cell>
          <table:table-cell office:value-type="float" office:value="-246.029" calcext:value-type="float">
            <text:p>-246.029</text:p>
          </table:table-cell>
          <table:table-cell office:value-type="float" office:value="-247.458" calcext:value-type="float">
            <text:p>-247.458</text:p>
          </table:table-cell>
          <table:table-cell office:value-type="float" office:value="-248.423" calcext:value-type="float">
            <text:p>-248.423</text:p>
          </table:table-cell>
          <table:table-cell office:value-type="float" office:value="-261.499" calcext:value-type="float">
            <text:p>-261.499</text:p>
          </table:table-cell>
          <table:table-cell office:value-type="float" office:value="-249.368" calcext:value-type="float">
            <text:p>-249.368</text:p>
          </table:table-cell>
          <table:table-cell office:value-type="float" office:value="-257.821" calcext:value-type="float">
            <text:p>-257.821</text:p>
          </table:table-cell>
          <table:table-cell office:value-type="float" office:value="-258.303" calcext:value-type="float">
            <text:p>-258.3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office:value-type="float" office:value="-258.864" calcext:value-type="float">
            <text:p>-258.864</text:p>
          </table:table-cell>
          <table:table-cell office:value-type="float" office:value="-250.144" calcext:value-type="float">
            <text:p>-250.144</text:p>
          </table:table-cell>
          <table:table-cell office:value-type="float" office:value="-249.271" calcext:value-type="float">
            <text:p>-249.271</text:p>
          </table:table-cell>
          <table:table-cell office:value-type="float" office:value="-248.584" calcext:value-type="float">
            <text:p>-248.584</text:p>
          </table:table-cell>
          <table:table-cell office:value-type="float" office:value="-258.88" calcext:value-type="float">
            <text:p>-258.88</text:p>
          </table:table-cell>
          <table:table-cell office:value-type="float" office:value="-254.118" calcext:value-type="float">
            <text:p>-254.118</text:p>
          </table:table-cell>
          <table:table-cell office:value-type="float" office:value="-252.295" calcext:value-type="float">
            <text:p>-252.295</text:p>
          </table:table-cell>
          <table:table-cell office:value-type="float" office:value="-247.026" calcext:value-type="float">
            <text:p>-247.026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59.55" calcext:value-type="float">
            <text:p>-259.55</text:p>
          </table:table-cell>
          <table:table-cell office:value-type="float" office:value="-247.569" calcext:value-type="float">
            <text:p>-247.569</text:p>
          </table:table-cell>
          <table:table-cell office:value-type="float" office:value="-250.057" calcext:value-type="float">
            <text:p>-250.057</text:p>
          </table:table-cell>
          <table:table-cell office:value-type="float" office:value="-250.36" calcext:value-type="float">
            <text:p>-250.36</text:p>
          </table:table-cell>
          <table:table-cell office:value-type="float" office:value="-263.002" calcext:value-type="float">
            <text:p>-263.002</text:p>
          </table:table-cell>
          <table:table-cell office:value-type="float" office:value="-251.63" calcext:value-type="float">
            <text:p>-251.63</text:p>
          </table:table-cell>
          <table:table-cell office:value-type="float" office:value="-259.848" calcext:value-type="float">
            <text:p>-259.848</text:p>
          </table:table-cell>
          <table:table-cell office:value-type="float" office:value="-260.593" calcext:value-type="float">
            <text:p>-260.59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office:value-type="float" office:value="-260.934" calcext:value-type="float">
            <text:p>-260.934</text:p>
          </table:table-cell>
          <table:table-cell office:value-type="float" office:value="-251.649" calcext:value-type="float">
            <text:p>-251.649</text:p>
          </table:table-cell>
          <table:table-cell office:value-type="float" office:value="-251.591" calcext:value-type="float">
            <text:p>-251.591</text:p>
          </table:table-cell>
          <table:table-cell office:value-type="float" office:value="-251.509" calcext:value-type="float">
            <text:p>-251.509</text:p>
          </table:table-cell>
          <table:table-cell office:value-type="float" office:value="-261.582" calcext:value-type="float">
            <text:p>-261.582</text:p>
          </table:table-cell>
          <table:table-cell office:value-type="float" office:value="-256.312" calcext:value-type="float">
            <text:p>-256.312</text:p>
          </table:table-cell>
          <table:table-cell office:value-type="float" office:value="-254.75" calcext:value-type="float">
            <text:p>-254.75</text:p>
          </table:table-cell>
          <table:table-cell office:value-type="float" office:value="-249.673" calcext:value-type="float">
            <text:p>-249.673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61.633" calcext:value-type="float">
            <text:p>-261.633</text:p>
          </table:table-cell>
          <table:table-cell office:value-type="float" office:value="-250.302" calcext:value-type="float">
            <text:p>-250.302</text:p>
          </table:table-cell>
          <table:table-cell office:value-type="float" office:value="-251.968" calcext:value-type="float">
            <text:p>-251.968</text:p>
          </table:table-cell>
          <table:table-cell office:value-type="float" office:value="-252.334" calcext:value-type="float">
            <text:p>-252.334</text:p>
          </table:table-cell>
          <table:table-cell office:value-type="float" office:value="-265.444" calcext:value-type="float">
            <text:p>-265.444</text:p>
          </table:table-cell>
          <table:table-cell office:value-type="float" office:value="-253.532" calcext:value-type="float">
            <text:p>-253.532</text:p>
          </table:table-cell>
          <table:table-cell office:value-type="float" office:value="-262.26" calcext:value-type="float">
            <text:p>-262.26</text:p>
          </table:table-cell>
          <table:table-cell office:value-type="float" office:value="-262.155" calcext:value-type="float">
            <text:p>-262.15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derings</text:p>
          </table:table-cell>
          <table:table-cell table:number-columns-repeated="7"/>
        </table:table-row>
        <table:table-row table:style-name="ro1">
          <table:table-cell office:value-type="float" office:value="-260.934" calcext:value-type="float">
            <text:p>-260.934</text:p>
          </table:table-cell>
          <table:table-cell office:value-type="float" office:value="-251.649" calcext:value-type="float">
            <text:p>-251.649</text:p>
          </table:table-cell>
          <table:table-cell office:value-type="float" office:value="-251.591" calcext:value-type="float">
            <text:p>-251.591</text:p>
          </table:table-cell>
          <table:table-cell office:value-type="float" office:value="-251.509" calcext:value-type="float">
            <text:p>-251.509</text:p>
          </table:table-cell>
          <table:table-cell office:value-type="float" office:value="-261.582" calcext:value-type="float">
            <text:p>-261.582</text:p>
          </table:table-cell>
          <table:table-cell office:value-type="float" office:value="-256.312" calcext:value-type="float">
            <text:p>-256.312</text:p>
          </table:table-cell>
          <table:table-cell office:value-type="float" office:value="-254.75" calcext:value-type="float">
            <text:p>-254.75</text:p>
          </table:table-cell>
          <table:table-cell office:value-type="float" office:value="-249.673" calcext:value-type="float">
            <text:p>-249.673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61.633" calcext:value-type="float">
            <text:p>-261.633</text:p>
          </table:table-cell>
          <table:table-cell office:value-type="float" office:value="-250.302" calcext:value-type="float">
            <text:p>-250.302</text:p>
          </table:table-cell>
          <table:table-cell office:value-type="float" office:value="-251.968" calcext:value-type="float">
            <text:p>-251.968</text:p>
          </table:table-cell>
          <table:table-cell office:value-type="float" office:value="-252.334" calcext:value-type="float">
            <text:p>-252.334</text:p>
          </table:table-cell>
          <table:table-cell office:value-type="float" office:value="-265.444" calcext:value-type="float">
            <text:p>-265.444</text:p>
          </table:table-cell>
          <table:table-cell office:value-type="float" office:value="-253.532" calcext:value-type="float">
            <text:p>-253.532</text:p>
          </table:table-cell>
          <table:table-cell office:value-type="float" office:value="-262.26" calcext:value-type="float">
            <text:p>-262.26</text:p>
          </table:table-cell>
          <table:table-cell office:value-type="float" office:value="-262.155" calcext:value-type="float">
            <text:p>-262.15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derings</text:p>
          </table:table-cell>
          <table:table-cell table:number-columns-repeated="7"/>
        </table:table-row>
        <table:table-row table:style-name="ro1">
          <table:table-cell office:value-type="float" office:value="-248.74" calcext:value-type="float">
            <text:p>-248.74</text:p>
          </table:table-cell>
          <table:table-cell office:value-type="float" office:value="-168.394" calcext:value-type="float">
            <text:p>-168.394</text:p>
          </table:table-cell>
          <table:table-cell office:value-type="float" office:value="-169.125" calcext:value-type="float">
            <text:p>-169.125</text:p>
          </table:table-cell>
          <table:table-cell office:value-type="float" office:value="-247" calcext:value-type="float">
            <text:p>-247</text:p>
          </table:table-cell>
          <table:table-cell office:value-type="float" office:value="-168.437" calcext:value-type="float">
            <text:p>-168.437</text:p>
          </table:table-cell>
          <table:table-cell office:value-type="float" office:value="-373.834" calcext:value-type="float">
            <text:p>-373.834</text:p>
          </table:table-cell>
          <table:table-cell office:value-type="float" office:value="-169.05" calcext:value-type="float">
            <text:p>-169.05</text:p>
          </table:table-cell>
          <table:table-cell office:value-type="float" office:value="-373.662" calcext:value-type="float">
            <text:p>-373.662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163.12" calcext:value-type="float">
            <text:p>-163.12</text:p>
          </table:table-cell>
          <table:table-cell office:value-type="float" office:value="-248.809" calcext:value-type="float">
            <text:p>-248.809</text:p>
          </table:table-cell>
          <table:table-cell office:value-type="float" office:value="-354.277" calcext:value-type="float">
            <text:p>-354.277</text:p>
          </table:table-cell>
          <table:table-cell office:value-type="float" office:value="-249.225" calcext:value-type="float">
            <text:p>-249.225</text:p>
          </table:table-cell>
          <table:table-cell office:value-type="float" office:value="-367.634" calcext:value-type="float">
            <text:p>-367.634</text:p>
          </table:table-cell>
          <table:table-cell office:value-type="float" office:value="-372.789" calcext:value-type="float">
            <text:p>-372.789</text:p>
          </table:table-cell>
          <table:table-cell table:number-columns-repeated="2" office:value-type="float" office:value="-375.5" calcext:value-type="float">
            <text:p>-375.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derings</text:p>
          </table:table-cell>
          <table:table-cell table:number-columns-repeated="7"/>
        </table:table-row>
        <table:table-row table:style-name="ro1">
          <table:table-cell office:value-type="float" office:value="-247.772" calcext:value-type="float">
            <text:p>-247.772</text:p>
          </table:table-cell>
          <table:table-cell office:value-type="float" office:value="-173.077" calcext:value-type="float">
            <text:p>-173.077</text:p>
          </table:table-cell>
          <table:table-cell office:value-type="float" office:value="-176.137" calcext:value-type="float">
            <text:p>-176.137</text:p>
          </table:table-cell>
          <table:table-cell office:value-type="float" office:value="-245.142" calcext:value-type="float">
            <text:p>-245.142</text:p>
          </table:table-cell>
          <table:table-cell office:value-type="float" office:value="-246.363" calcext:value-type="float">
            <text:p>-246.363</text:p>
          </table:table-cell>
          <table:table-cell office:value-type="float" office:value="-248.355" calcext:value-type="float">
            <text:p>-248.355</text:p>
          </table:table-cell>
          <table:table-cell office:value-type="float" office:value="-245.27" calcext:value-type="float">
            <text:p>-245.27</text:p>
          </table:table-cell>
          <table:table-cell office:value-type="float" office:value="-249.892" calcext:value-type="float">
            <text:p>-249.892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47.165" calcext:value-type="float">
            <text:p>-247.165</text:p>
          </table:table-cell>
          <table:table-cell office:value-type="float" office:value="-247.776" calcext:value-type="float">
            <text:p>-247.776</text:p>
          </table:table-cell>
          <table:table-cell office:value-type="float" office:value="-375.121" calcext:value-type="float">
            <text:p>-375.121</text:p>
          </table:table-cell>
          <table:table-cell office:value-type="float" office:value="-249.224" calcext:value-type="float">
            <text:p>-249.224</text:p>
          </table:table-cell>
          <table:table-cell office:value-type="float" office:value="-172.257" calcext:value-type="float">
            <text:p>-172.257</text:p>
          </table:table-cell>
          <table:table-cell office:value-type="float" office:value="-247.546" calcext:value-type="float">
            <text:p>-247.546</text:p>
          </table:table-cell>
          <table:table-cell table:number-columns-repeated="2" office:value-type="float" office:value="-249.5" calcext:value-type="float">
            <text:p>-249.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clov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31.024" calcext:value-type="float">
            <text:p>-531.024</text:p>
          </table:table-cell>
          <table:table-cell office:value-type="float" office:value="-539.414" calcext:value-type="float">
            <text:p>-539.414</text:p>
          </table:table-cell>
          <table:table-cell office:value-type="float" office:value="-499.719" calcext:value-type="float">
            <text:p>-499.719</text:p>
          </table:table-cell>
          <table:table-cell office:value-type="float" office:value="-663.401" calcext:value-type="float">
            <text:p>-663.4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66.117" calcext:value-type="float">
            <text:p>-566.117</text:p>
          </table:table-cell>
          <table:table-cell office:value-type="float" office:value="-721.013" calcext:value-type="float">
            <text:p>-721.013</text:p>
          </table:table-cell>
          <table:table-cell office:value-type="float" office:value="-695.367" calcext:value-type="float">
            <text:p>-695.367</text:p>
          </table:table-cell>
          <table:table-cell table:style-name="ce2" office:value-type="float" office:value="21153700" calcext:value-type="float">
            <text:p>2.12E+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01.057" calcext:value-type="float">
            <text:p>-601.057</text:p>
          </table:table-cell>
          <table:table-cell office:value-type="float" office:value="-529.32" calcext:value-type="float">
            <text:p>-529.32</text:p>
          </table:table-cell>
          <table:table-cell office:value-type="float" office:value="-548.453" calcext:value-type="float">
            <text:p>-548.453</text:p>
          </table:table-cell>
          <table:table-cell office:value-type="float" office:value="-561.711" calcext:value-type="float">
            <text:p>-561.7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635.548" calcext:value-type="float">
            <text:p>-635.548</text:p>
          </table:table-cell>
          <table:table-cell office:value-type="float" office:value="-537.332" calcext:value-type="float">
            <text:p>-537.332</text:p>
          </table:table-cell>
          <table:table-cell office:value-type="float" office:value="-547.98" calcext:value-type="float">
            <text:p>-547.98</text:p>
          </table:table-cell>
          <table:table-cell office:value-type="float" office:value="-671.023" calcext:value-type="float">
            <text:p>-671.0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36" calcext:value-type="float">
            <text:p>-536</text:p>
          </table:table-cell>
          <table:table-cell office:value-type="float" office:value="-520.985" calcext:value-type="float">
            <text:p>-520.985</text:p>
          </table:table-cell>
          <table:table-cell office:value-type="float" office:value="-546.991" calcext:value-type="float">
            <text:p>-546.991</text:p>
          </table:table-cell>
          <table:table-cell office:value-type="float" office:value="-560.014" calcext:value-type="float">
            <text:p>-560.0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18.011" calcext:value-type="float">
            <text:p>-618.011</text:p>
          </table:table-cell>
          <table:table-cell office:value-type="float" office:value="-525.412" calcext:value-type="float">
            <text:p>-525.412</text:p>
          </table:table-cell>
          <table:table-cell office:value-type="float" office:value="-523.003" calcext:value-type="float">
            <text:p>-523.003</text:p>
          </table:table-cell>
          <table:table-cell office:value-type="float" office:value="-529.009" calcext:value-type="float">
            <text:p>-529.00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574.851" calcext:value-type="float">
            <text:p>-574.851</text:p>
          </table:table-cell>
          <table:table-cell table:number-columns-repeated="2" office:value-type="float" office:value="-574.5" calcext:value-type="float">
            <text:p>-574.5</text:p>
          </table:table-cell>
          <table:table-cell office:value-type="string" calcext:value-type="string">
            <text:p>3: 1</text:p>
            <text:p>Warning in &lt;Fit&gt;: Fit data is empty </text:p>
            <text:p>4: 1</text:p>
            <text:p>Warning in &lt;Fit&gt;: Fit data is empty </text:p>
            <text:p/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526.035" calcext:value-type="float">
            <text:p>-526.035</text:p>
          </table:table-cell>
          <table:table-cell office:value-type="float" office:value="-528.776" calcext:value-type="float">
            <text:p>-528.776</text:p>
          </table:table-cell>
          <table:table-cell office:value-type="float" office:value="-523.031" calcext:value-type="float">
            <text:p>-523.031</text:p>
          </table:table-cell>
          <table:table-cell office:value-type="float" office:value="-505.972" calcext:value-type="float">
            <text:p>-505.9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45.363" calcext:value-type="float">
            <text:p>-645.363</text:p>
          </table:table-cell>
          <table:table-cell office:value-type="float" office:value="-496.926" calcext:value-type="float">
            <text:p>-496.926</text:p>
          </table:table-cell>
          <table:table-cell table:style-name="ce2" office:value-type="float" office:value="75604900" calcext:value-type="float">
            <text:p>7.56E+07</text:p>
          </table:table-cell>
          <table:table-cell office:value-type="float" office:value="-499.402" calcext:value-type="float">
            <text:p>-499.4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clove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26.989" calcext:value-type="float">
            <text:p>-526.989</text:p>
          </table:table-cell>
          <table:table-cell office:value-type="float" office:value="-531.044" calcext:value-type="float">
            <text:p>-531.044</text:p>
          </table:table-cell>
          <table:table-cell office:value-type="float" office:value="-512.997" calcext:value-type="float">
            <text:p>-512.997</text:p>
          </table:table-cell>
          <table:table-cell office:value-type="float" office:value="-529.366" calcext:value-type="float">
            <text:p>-529.3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68.985" calcext:value-type="float">
            <text:p>-568.985</text:p>
          </table:table-cell>
          <table:table-cell office:value-type="float" office:value="-664.513" calcext:value-type="float">
            <text:p>-664.513</text:p>
          </table:table-cell>
          <table:table-cell office:value-type="float" office:value="-557.387" calcext:value-type="float">
            <text:p>-557.387</text:p>
          </table:table-cell>
          <table:table-cell office:value-type="float" office:value="-552.996" calcext:value-type="float">
            <text:p>-552.9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3:08:36.475941759</meta:creation-date>
    <dc:date>2019-02-11T23:36:51.636887947</dc:date>
    <meta:editing-duration>PT16M38S</meta:editing-duration>
    <meta:editing-cycles>3</meta:editing-cycles>
    <meta:generator>LibreOffice/5.4.5.1$Linux_X86_64 LibreOffice_project/40m0$Build-1</meta:generator>
    <meta:document-statistic meta:table-count="1" meta:cell-count="206" meta:object-count="0"/>
  </office:meta>
</office:document-meta>
</file>